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62cm"/>
    </style:style>
    <style:style style:name="co2" style:family="table-column">
      <style:table-column-properties fo:break-before="auto" style:column-width="3.972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995cm"/>
    </style:style>
    <style:style style:name="co5" style:family="table-column">
      <style:table-column-properties fo:break-before="auto" style:column-width="4.3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87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8080"/>
      <style:text-properties fo:color="#00ff00" fo:font-size="20pt"/>
    </style:style>
    <style:style style:name="ce2" style:family="table-cell" style:parent-style-name="Default">
      <style:table-cell-properties fo:background-color="#ff8080"/>
      <style:text-properties fo:color="#ff00ff" fo:font-size="20pt"/>
    </style:style>
    <style:style style:name="ce3" style:family="table-cell" style:parent-style-name="Default">
      <style:table-cell-properties fo:background-color="#00dcff"/>
      <style:text-properties fo:color="#ff00ff" fo:font-size="20pt"/>
    </style:style>
    <style:style style:name="ce4" style:family="table-cell" style:parent-style-name="Default">
      <style:text-properties fo:font-size="20pt"/>
    </style:style>
    <style:style style:name="ce5" style:family="table-cell" style:parent-style-name="Default">
      <style:table-cell-properties fo:background-color="#ff8080"/>
      <style:text-properties fo:color="#9999cc" fo:font-size="20pt"/>
    </style:style>
    <style:style style:name="ce6" style:family="table-cell" style:parent-style-name="Default">
      <style:table-cell-properties fo:background-color="#00dcff"/>
      <style:text-properties fo:color="#9999cc" fo:font-size="20pt"/>
    </style:style>
    <style:style style:name="ce7" style:family="table-cell" style:parent-style-name="Default">
      <style:table-cell-properties fo:background-color="#00dcff"/>
      <style:text-properties fo:font-size="20pt"/>
    </style:style>
    <style:style style:name="ce8" style:family="table-cell" style:parent-style-name="Default">
      <style:table-cell-properties fo:background-color="#ff8080"/>
      <style:text-properties fo:font-size="20pt"/>
    </style:style>
    <style:style style:name="ce9" style:family="table-cell" style:parent-style-name="Default">
      <style:table-cell-properties fo:background-color="#00dcff"/>
      <style:text-properties fo:color="#ffff00" fo:font-size="20pt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2" table:default-cell-style-name="ce6"/>
        <table:table-column table:style-name="co3" table:default-cell-style-name="ce9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row table:style-name="ro1">
          <table:table-cell table:number-columns-repeated="6" table:style-name="ce1" office:value-type="string">
            <text:p>Figifdgkdfg</text:p>
          </table:table-cell>
          <table:table-cell table:style-name="ce8" office:value-type="string">
            <text:p>Sf</text:p>
          </table:table-cell>
        </table:table-row>
        <table:table-row table:style-name="ro1">
          <table:table-cell table:style-name="ce2" table:number-columns-repeated="2"/>
          <table:table-cell table:style-name="ce5"/>
          <table:table-cell table:style-name="ce8" table:number-columns-repeated="3"/>
          <table:table-cell table:style-name="ce8" office:value-type="string">
            <text:p>Sfgsd</text:p>
          </table:table-cell>
        </table:table-row>
        <table:table-row table:style-name="ro1">
          <table:table-cell/>
          <table:table-cell office:value-type="string">
            <text:p>Fgsf</text:p>
          </table:table-cell>
          <table:table-cell office:value-type="string">
            <text:p>Sfgfgs</text:p>
          </table:table-cell>
          <table:table-cell office:value-type="string">
            <text:p>Вапып</text:p>
          </table:table-cell>
          <table:table-cell office:value-type="string">
            <text:p>Sfgsf</text:p>
          </table:table-cell>
          <table:table-cell office:value-type="string">
            <text:p>Sdfgdfg</text:p>
          </table:table-cell>
          <table:table-cell/>
        </table:table-row>
        <table:table-row table:style-name="ro1">
          <table:table-cell/>
          <table:table-cell office:value-type="string">
            <text:p>Вапыв</text:p>
          </table:table-cell>
          <table:table-cell office:value-type="string">
            <text:p>Sdfgsfg</text:p>
          </table:table-cell>
          <table:table-cell office:value-type="string">
            <text:p>Вапып</text:p>
          </table:table-cell>
          <table:table-cell office:value-type="string">
            <text:p>Sfdgsd</text:p>
          </table:table-cell>
          <table:table-cell office:value-type="string">
            <text:p>Sfg</text:p>
          </table:table-cell>
          <table:table-cell/>
        </table:table-row>
        <table:table-row table:style-name="ro1">
          <table:table-cell/>
          <table:table-cell office:value-type="string">
            <text:p>Scvbxcvb</text:p>
          </table:table-cell>
          <table:table-cell office:value-type="string">
            <text:p>Sdfgfdsdfg</text:p>
          </table:table-cell>
          <table:table-cell office:value-type="string">
            <text:p>Вапып</text:p>
          </table:table-cell>
          <table:table-cell office:value-type="string">
            <text:p>Sfgsf</text:p>
          </table:table-cell>
          <table:table-cell office:value-type="string">
            <text:p>Sfg</text:p>
          </table:table-cell>
          <table:table-cell/>
        </table:table-row>
        <table:table-row table:style-name="ro1">
          <table:table-cell/>
          <table:table-cell office:value-type="string">
            <text:p>Wrttret</text:p>
          </table:table-cell>
          <table:table-cell office:value-type="string">
            <text:p>4y6565</text:p>
          </table:table-cell>
          <table:table-cell office:value-type="string">
            <text:p>Вапып</text:p>
          </table:table-cell>
          <table:table-cell office:value-type="string">
            <text:p>Павпыапо</text:p>
          </table:table-cell>
          <table:table-cell office:value-type="string">
            <text:p>Ропч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Вапып</text:p>
          </table:table-cell>
          <table:table-cell/>
          <table:table-cell office:value-type="string">
            <text:p>Ми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Вапып</text:p>
          </table:table-cell>
          <table:table-cell office:value-type="string">
            <text:p>В</text:p>
          </table:table-cell>
          <table:table-cell office:value-type="string">
            <text:p>Ап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Вапып</text:p>
          </table:table-cell>
          <table:table-cell office:value-type="string">
            <text:p>Ап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7"/>
          <table:table-cell office:value-type="string">
            <text:p>Вапып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Вапыв</text:p>
          </table:table-cell>
          <table:table-cell table:style-name="ce7"/>
          <table:table-cell office:value-type="string">
            <text:p>Вапып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П</text:p>
          </table:table-cell>
          <table:table-cell table:style-name="ce7"/>
          <table:table-cell office:value-type="string">
            <text:p>Вапып</text:p>
          </table:table-cell>
          <table:table-cell table:number-columns-repeated="3"/>
        </table:table-row>
        <table:table-row table:style-name="ro1">
          <table:table-cell table:style-name="ce4" table:number-columns-repeated="7"/>
        </table:table-row>
        <table:table-row table:style-name="ro1">
          <table:table-cell table:style-name="ce4" table:number-columns-repeated="7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currency-symbol number:language="be" number:country="BY">р.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currency-symbol number:language="be" number:country="BY">р.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01">01.12.2009</text:date>, <text:time>16:14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initial-creator>kl;kdf;lskd;f sdfsdfsd</meta:initial-creator>
    <meta:creation-date>2009-12-01T16:11:19</meta:creation-date>
    <dc:creator>kl;kdf;lskd;f sdfsdfsd</dc:creator>
    <dc:date>2009-12-01T16:14:02</dc:date>
    <dc:language>ru-RU</dc:language>
    <meta:editing-cycles>2</meta:editing-cycles>
    <meta:editing-duration>PT2M44S</meta:editing-duration>
    <meta:user-defined meta:name="Info 1"/>
    <meta:user-defined meta:name="Info 2"/>
    <meta:user-defined meta:name="Info 3"/>
    <meta:user-defined meta:name="Info 4"/>
    <meta:document-statistic meta:table-count="3" meta:cell-count="40"/>
  </office:meta>
</office:document-meta>
</file>